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384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5.761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arbr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0.2pt double #000000" style:border-line-width-bottom="0.002cm 0.004cm 0.002cm" fo:background-color="#00ffff" style:diagonal-bl-tr="none" style:diagonal-tl-br="none" style:text-align-source="fix" style:repeat-content="false" fo:wrap-option="no-wrap" fo:border-left="0.6pt solid #000000" style:direction="ltr" fo:padding="0.071cm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6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wrap-option="no-wrap" fo:border-left="0.6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wrap-option="no-wrap" fo:border-left="0.6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2pt double #000000" style:border-line-width-bottom="0.002cm 0.004cm 0.002cm" fo:background-color="#00ff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2pt double #000000" style:border-line-width-bottom="0.002cm 0.004cm 0.002cm" fo:background-color="#00ffff" style:diagonal-bl-tr="none" style:diagonal-tl-br="none" style:text-align-source="fix" style:repeat-content="false" fo:wrap-option="no-wrap" fo:border-left="0.2pt solid #000000" style:direction="ltr" fo:padding="0.071cm" fo:border-right="0.6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6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6pt solid #000000" style:diagonal-bl-tr="none" style:diagonal-tl-br="none" style:text-align-source="fix" style:repeat-content="false" fo:background-color="transparent" fo:wrap-option="no-wrap" fo:border-left="0.2pt solid #000000" style:direction="ltr" fo:padding="0.071cm" fo:border-right="0.6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T1" style:family="text">
      <style:text-properties style:use-window-font-color="true" style:text-outline="false" style:text-line-through-style="none" style:text-position="33% 58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br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uméro Oracle</text:p>
          </table:table-cell>
          <table:table-cell table:style-name="ce7" office:value-type="string">
            <text:p>Arrondissement</text:p>
          </table:table-cell>
          <table:table-cell table:style-name="ce7" office:value-type="string">
            <text:p>En rue; arbres géoréférencés</text:p>
          </table:table-cell>
          <table:table-cell table:style-name="ce11" office:value-type="string">
            <text:p>Hors rue; arbres géoréférencés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8" office:value-type="string">
            <text:p>Ahuntsic - Cartierville</text:p>
          </table:table-cell>
          <table:table-cell table:style-name="ce8" office:value-type="string">
            <text:p>oui</text:p>
          </table:table-cell>
          <table:table-cell table:style-name="ce12" office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9" office:value-type="string">
            <text:p>Villeray - Saint-Michel - Parc-Extension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en partie (peu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9" office:value-type="string">
            <text:p>Rosemont - La Petite-Patrie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en partie (très peu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9" office:value-type="string">
            <text:p>Mercier - Hochelaga-Maisonneuve</text:p>
          </table:table-cell>
          <table:table-cell table:style-name="ce9" office:value-type="string">
            <text:p>en partie oui, en partie chargés massivement</text:p>
          </table:table-cell>
          <table:table-cell table:style-name="ce13" office:value-type="string">
            <text:p>en partie (très peu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9" office:value-type="string">
            <text:p>Le Plateau-Mont-Royal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table:style-name="ce9" office:value-type="string">
            <text:p>Ville-Marie</text:p>
          </table:table-cell>
          <table:table-cell table:style-name="ce9" office:value-type="string">
            <text:p>en partie oui, en partie chargés massivement</text:p>
          </table:table-cell>
          <table:table-cell table:style-name="ce13" office:value-type="string">
            <text:p>en partie (très peu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9" office:value-type="string">
            <text:p>Côte-des-Neiges - Notre-Dame-de-Grâce</text:p>
          </table:table-cell>
          <table:table-cell table:number-columns-repeated="2" table:style-name="ce9" office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9" office:value-type="string">
            <text:p>Le Sud-Ouest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9" office:value-type="string">
            <text:p>Rivière-des-Prairies - Pointe-aux-Trembles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en partie (beaucoup)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office:value-type="string">
            <text:p>Anjou<text:span text:style-name="T1">1</text:span></text:p>
          </table:table-cell>
          <table:table-cell table:number-columns-repeated="2" table:style-name="ce9" office:value-type="string">
            <text:p>non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office:value-type="string">
            <text:p>Montréal-Nord<text:span text:style-name="T1">1</text:span></text:p>
          </table:table-cell>
          <table:table-cell table:number-columns-repeated="2" table:style-name="ce9" office:value-type="string">
            <text:p>no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12">
            <text:p>12</text:p>
          </table:table-cell>
          <table:table-cell table:style-name="ce9" office:value-type="string">
            <text:p>Saint-Léonard</text:p>
          </table:table-cell>
          <table:table-cell table:style-name="ce9" office:value-type="string">
            <text:p>oui</text:p>
          </table:table-cell>
          <table:table-cell table:style-name="ce9" office:value-type="string">
            <text:p>en partie (beaucoup)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13">
            <text:p>13</text:p>
          </table:table-cell>
          <table:table-cell table:style-name="ce9" office:value-type="string">
            <text:p>LaSalle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en partie (très peu)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office:value-type="string">
            <text:p>Outremont<text:span text:style-name="T1">1</text:span></text:p>
          </table:table-cell>
          <table:table-cell table:style-name="ce9" office:value-type="string">
            <text:p>non</text:p>
          </table:table-cell>
          <table:table-cell table:style-name="ce13" office:value-type="string">
            <text:p>non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office:value-type="string">
            <text:p>Verdun<text:span text:style-name="T1">1</text:span></text:p>
          </table:table-cell>
          <table:table-cell table:style-name="ce9" office:value-type="string">
            <text:p>non</text:p>
          </table:table-cell>
          <table:table-cell table:style-name="ce13" office:value-type="string">
            <text:p>no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2">
            <text:p>22</text:p>
          </table:table-cell>
          <table:table-cell table:style-name="ce9" office:value-type="string">
            <text:p>L'Île-Bizard / Sainte-Geneviève</text:p>
          </table:table-cell>
          <table:table-cell table:style-name="ce9" office:value-type="string">
            <text:p>non</text:p>
          </table:table-cell>
          <table:table-cell table:style-name="ce13" office:value-type="string">
            <text:p>non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4">
            <text:p>24</text:p>
          </table:table-cell>
          <table:table-cell table:style-name="ce9" office:value-type="string">
            <text:p>Lachine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oui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float" office:value="25">
            <text:p>25</text:p>
          </table:table-cell>
          <table:table-cell table:style-name="ce9" office:value-type="string">
            <text:p>Pierrefonds - Roxboro</text:p>
          </table:table-cell>
          <table:table-cell table:style-name="ce9" office:value-type="string">
            <text:p>oui</text:p>
          </table:table-cell>
          <table:table-cell table:style-name="ce13" office:value-type="string">
            <text:p>oui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7">
            <text:p>27</text:p>
          </table:table-cell>
          <table:table-cell table:style-name="ce10" office:value-type="string">
            <text:p>Saint-Laurent</text:p>
          </table:table-cell>
          <table:table-cell table:style-name="ce10" office:value-type="string">
            <text:p>oui</text:p>
          </table:table-cell>
          <table:table-cell table:style-name="ce14" office:value-type="string">
            <text:p>oui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<text:span text:style-name="T1">1</text:span><text:span text:style-name="T2"> L'arrondissement utilise un système de gestion des arbres autre que celui de la ville de Montréal ou ne dispose pas d'inventaire.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fill-character> </number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number:fill-character> </number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fill-character> </number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number:fill-character> </number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1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1" number:language="fr" number:country="CA">
      <number:number number:decimal-places="0" number:min-integer-digits="1" number:grouping="true"/>
      <number:text>   -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3" number:language="fr" number:country="CA">
      <number:number number:decimal-places="2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5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re" style:display-name="PageStyle_arb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8T13:55:23</meta:creation-date>
    <dc:date>2013-05-17T16:49:21.80</dc:date>
    <meta:document-statistic meta:table-count="2" meta:cell-count="81" meta:object-count="0"/>
    <meta:generator>LibreOffice/4.0.2.2$Windows_x86 LibreOffice_project/4c82dcdd6efcd48b1d8bba66bfe1989deee49c3</meta:generator>
  </office:meta>
</office:document-meta>
</file>